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TO Spatial Inter-/Extrapolation with octant</text:p>
      <text:p text:style-name="P2"/>
      <text:p text:style-name="P3">Requirements:</text:p>
      <text:p text:style-name="P2">python and python modules:</text:p>
      <text:p text:style-name="P2">numpy, scipy, python-netcdf, pylab, octant</text:p>
      <text:p text:style-name="P2"/>
      <text:p text:style-name="P2">Its recommended to install the interactive shell ipython as well and use “ipython -pylab” as python shell with tab completion and the possibility to leave plot windows open when continue with commands.</text:p>
      <text:p text:style-name="P2"/>
      <text:p text:style-name="P3">Idea:</text:p>
      <text:p text:style-name="P2">In octant, there is a Delauney triangulation method implemented which can be initialized with the original data into a triangulation object. The triangulation object itself has methods like nearest-neighbour interpolation or extrapolation. Once the triangulation object is created, the inter-/extrapolation step is fast.</text:p>
      <text:p text:style-name="P2"/>
      <text:p text:style-name="P3">Example:</text:p>
      <text:p text:style-name="P2">A netcdf file containing climatology data for surface salinity (the first timestep for variable “surfacesalt”) is read into python and then interpolated onto a new grid. The interpolation can be repeated and the result can be put directly into a netcdf file for a certain number of timesteps. As preprocessing of the interpolation, areas without relevant data (land points) are masked out.</text:p>
      <text:p text:style-name="P2"/>
      <text:p text:style-name="P2">from Scientific.IO.netcdf import NetCDFFile</text:p>
      <text:p text:style-name="P2">import pylab as pl</text:p>
      <text:p text:style-name="P2">from numpy import asarray</text:p>
      <text:p text:style-name="P2">from octant.tools import delaunay</text:p>
      <text:p text:style-name="P2"># alternatively without octant: from scipy.sandbox import delaunay</text:p>
      <text:p text:style-name="P2"/>
      <text:p text:style-name="P2"># read the data</text:p>
      <text:p text:style-name="P2">nc = NetCDFFile( 'climatology.nc' )</text:p>
      <text:p text:style-name="P2">sss = asarray( nc.variables['surfacesalt'][0,:,:] )</text:p>
      <text:p text:style-name="P2">mask = sss == nc.variables['surfacesalt'].missing_value</text:p>
      <text:p text:style-name="P2">latvec = asarray( nc.variables['lat'][:] )</text:p>
      <text:p text:style-name="P2">lonvec = asarray( nc.variables['lon'][:] )</text:p>
      <text:p text:style-name="P2">nc.close()</text:p>
      <text:p text:style-name="P2"/>
      <text:p text:style-name="P2"># read the new grid</text:p>
      <text:p text:style-name="P2">nc = NetCDFFile( 'topo.nc' )</text:p>
      <text:p text:style-name="P2">hshape = nc.variables['bathymetry'][:].shape</text:p>
      <text:p text:style-name="P2">lonnvec = asarray( nc.variables['lon'][:] )</text:p>
      <text:p text:style-name="P2">latnvec = asarray( nc.variables['lat'][:] )</text:p>
      <text:p text:style-name="P2"/>
      <text:p text:style-name="P2"># prepare grids</text:p>
      <text:p text:style-name="P2">lon,lat = pl.meshgrid( lonvec,latvec )</text:p>
      <text:p text:style-name="P2">lonnew,latnew = pl.meshgrid( lonnvec,latnvec )</text:p>
      <text:p text:style-name="P2"/>
      <text:p text:style-name="P2">#creating triangulation object</text:p>
      <text:p text:style-name="P2">tri=delaunay.Triangulation( lon[~mask].flat,lat[~mask].flat )</text:p>
      <text:p text:style-name="P2"/>
      <text:p text:style-name="P2"># inter-/extrapolating</text:p>
      <text:p text:style-name="P2">newsalt=tri.nn_extrapolator( sss[~mask].flat )( lonn.flat,latn.flat )</text:p>
      <text:p text:style-name="P2">newsalt=newsalt.reshape(hshap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GB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3-18T12:35:57</meta:creation-date>
    <dc:date>2008-03-20T13:35:28</dc:date>
    <meta:editing-cycles>7</meta:editing-cycles>
    <meta:editing-duration>PT1H28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4" meta:word-count="262" meta:character-count="1974"/>
  </office:meta>
</office:document-meta>
</file>